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omic Sans MS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>
      <style:text-properties style:font-name="Comic Sans MS" style:font-size-complex="16pt"/>
    </style:style>
    <style:style style:name="P3" style:parent-style-name="Normal" style:family="paragraph">
      <style:text-properties style:font-name="Comic Sans MS" fo:font-style="italic" style:font-style-asian="italic" fo:color="#4F81BD" style:font-size-complex="16pt"/>
    </style:style>
    <style:style style:name="T4" style:parent-style-name="Policepardéfaut" style:family="text">
      <style:text-properties style:font-name="Comic Sans MS" fo:color="#4F81BD" style:font-size-complex="16pt"/>
    </style:style>
    <style:style style:name="T5" style:parent-style-name="Policepardéfaut" style:family="text">
      <style:text-properties style:font-name="Comic Sans MS" style:font-size-complex="16pt"/>
    </style:style>
    <style:style style:name="T6" style:parent-style-name="Policepardéfaut" style:family="text">
      <style:text-properties style:font-name="Comic Sans MS" fo:color="#4F81BD" style:font-size-complex="16pt"/>
    </style:style>
    <style:style style:name="P7" style:parent-style-name="Paragraphedeliste" style:list-style-name="LFO2" style:family="paragraph">
      <style:text-properties style:font-name="Comic Sans MS" style:font-size-complex="16pt"/>
    </style:style>
    <style:style style:name="P8" style:parent-style-name="Paragraphedeliste" style:list-style-name="LFO2" style:family="paragraph">
      <style:text-properties style:font-name="Comic Sans MS" style:font-size-complex="16pt"/>
    </style:style>
    <style:style style:name="P9" style:parent-style-name="Paragraphedeliste" style:list-style-name="LFO2" style:family="paragraph">
      <style:text-properties style:font-name="Comic Sans MS" style:font-size-complex="16pt"/>
    </style:style>
    <style:style style:name="P10" style:parent-style-name="Normal" style:family="paragraph">
      <style:text-properties style:font-name="Comic Sans MS" fo:color="#4F81BD" style:font-size-complex="16pt"/>
    </style:style>
    <style:style style:name="P11" style:parent-style-name="Paragraphedeliste" style:list-style-name="LFO4" style:family="paragraph">
      <style:text-properties style:font-name="Comic Sans MS" style:font-size-complex="16pt"/>
    </style:style>
    <style:style style:name="P12" style:parent-style-name="Paragraphedeliste" style:list-style-name="LFO4" style:family="paragraph"/>
    <style:style style:name="T13" style:parent-style-name="Policepardéfaut" style:family="text">
      <style:text-properties style:font-name="Comic Sans MS" style:font-size-complex="16pt"/>
    </style:style>
    <style:style style:name="T14" style:parent-style-name="Policepardéfaut" style:family="text">
      <style:text-properties style:font-name="Comic Sans MS" style:font-size-complex="16pt"/>
    </style:style>
    <style:style style:name="P15" style:parent-style-name="Paragraphedeliste" style:list-style-name="LFO4" style:family="paragraph"/>
    <style:style style:name="T16" style:parent-style-name="Policepardéfaut" style:family="text">
      <style:text-properties style:font-name="Comic Sans MS" style:font-size-complex="16pt"/>
    </style:style>
    <style:style style:name="P17" style:parent-style-name="Normal" style:family="paragraph">
      <style:text-properties style:font-name="Comic Sans MS" fo:color="#4F81BD" style:font-size-complex="16pt"/>
    </style:style>
    <style:style style:name="P18" style:parent-style-name="Paragraphedeliste" style:list-style-name="LFO5" style:family="paragraph">
      <style:text-properties style:font-name="Comic Sans MS" style:font-size-complex="16pt"/>
    </style:style>
    <style:style style:name="P19" style:parent-style-name="Paragraphedeliste" style:list-style-name="LFO5" style:family="paragraph">
      <style:text-properties style:font-name="Comic Sans MS" style:font-size-complex="16pt"/>
    </style:style>
    <style:style style:name="P20" style:parent-style-name="Paragraphedeliste" style:list-style-name="LFO5" style:family="paragraph">
      <style:text-properties style:font-name="Comic Sans MS" style:font-size-complex="16pt"/>
    </style:style>
    <style:style style:name="P21" style:parent-style-name="Paragraphedeliste" style:list-style-name="LFO5" style:family="paragraph">
      <style:text-properties style:font-name="Comic Sans MS" style:font-size-complex="16pt"/>
    </style:style>
    <style:style style:name="P22" style:parent-style-name="Paragraphedeliste" style:list-style-name="LFO5" style:family="paragraph">
      <style:text-properties style:font-name="Comic Sans MS" style:font-size-complex="16pt"/>
    </style:style>
    <style:style style:name="P23" style:parent-style-name="Paragraphedeliste" style:list-style-name="LFO5" style:family="paragraph">
      <style:text-properties style:font-name="Comic Sans MS" style:font-size-complex="16pt"/>
    </style:style>
    <style:style style:name="P24" style:parent-style-name="Paragraphedeliste" style:list-style-name="LFO5" style:family="paragraph"/>
    <style:style style:name="T25" style:parent-style-name="Policepardéfaut" style:family="text">
      <style:text-properties style:font-name="Comic Sans MS" style:font-size-complex="16pt"/>
    </style:style>
    <style:style style:name="P26" style:parent-style-name="Paragraphedeliste" style:list-style-name="LFO5" style:family="paragraph">
      <style:text-properties style:font-name="Comic Sans MS" style:font-size-complex="16pt"/>
    </style:style>
    <style:style style:name="P27" style:parent-style-name="Paragraphedeliste" style:list-style-name="LFO5" style:family="paragraph">
      <style:text-properties style:font-name="Comic Sans MS" style:font-size-complex="16pt"/>
    </style:style>
    <style:style style:name="P28" style:parent-style-name="Paragraphedeliste" style:list-style-name="LFO5" style:family="paragraph"/>
    <style:style style:name="T29" style:parent-style-name="Policepardéfaut" style:family="text">
      <style:text-properties style:font-name="Comic Sans MS" style:font-size-complex="16pt"/>
    </style:style>
    <style:style style:name="P30" style:parent-style-name="Normal" style:family="paragraph">
      <style:paragraph-properties fo:text-indent="0.25in"/>
    </style:style>
    <style:style style:name="T31" style:parent-style-name="Policepardéfaut" style:family="text">
      <style:text-properties style:font-name="Comic Sans MS" fo:color="#4F81BD" style:font-size-complex="16pt"/>
    </style:style>
    <style:style style:name="T32" style:parent-style-name="Policepardéfaut" style:family="text">
      <style:text-properties style:font-name="Comic Sans MS" fo:color="#4F81BD" style:font-size-complex="16pt"/>
    </style:style>
    <style:style style:name="P33" style:parent-style-name="Paragraphedeliste" style:list-style-name="LFO7" style:family="paragraph">
      <style:text-properties style:font-name="Comic Sans MS" style:font-size-complex="16pt"/>
    </style:style>
    <style:style style:name="T34" style:parent-style-name="Policepardéfaut" style:family="text">
      <style:text-properties style:font-name="Comic Sans MS" fo:font-weight="bold" style:font-weight-asian="bold" fo:color="#C0504D" style:font-size-complex="16pt"/>
    </style:style>
    <style:style style:name="T35" style:parent-style-name="Marquedecommentaire" style:family="text">
      <style:text-properties fo:font-weight="bold" style:font-weight-asian="bold"/>
    </style:style>
    <style:style style:name="P36" style:parent-style-name="Paragraphedeliste" style:list-style-name="LFO7" style:family="paragraph">
      <style:text-properties style:font-name="Comic Sans MS" style:font-size-complex="16pt"/>
    </style:style>
    <style:style style:name="P37" style:parent-style-name="Paragraphedeliste" style:list-style-name="LFO7" style:family="paragraph">
      <style:text-properties style:font-name="Comic Sans MS" style:font-size-complex="16pt"/>
    </style:style>
    <style:style style:name="P38" style:parent-style-name="Paragraphedeliste" style:list-style-name="LFO7" style:family="paragraph">
      <style:text-properties style:font-name="Comic Sans MS" style:font-size-complex="16pt"/>
    </style:style>
    <style:style style:name="P39" style:parent-style-name="Paragraphedeliste" style:list-style-name="LFO7" style:family="paragraph">
      <style:text-properties style:font-name="Comic Sans MS" style:font-size-complex="16pt"/>
    </style:style>
    <style:style style:name="P40" style:parent-style-name="Paragraphedeliste" style:list-style-name="LFO7" style:family="paragraph">
      <style:text-properties style:font-name="Comic Sans MS" style:font-size-complex="16pt"/>
    </style:style>
    <style:style style:name="P41" style:parent-style-name="Normal" style:family="paragraph">
      <style:text-properties style:font-name="Comic Sans MS" fo:color="#4F81BD" style:font-size-complex="16pt"/>
    </style:style>
    <style:style style:name="P42" style:parent-style-name="Paragraphedeliste" style:list-style-name="LFO8" style:family="paragraph">
      <style:text-properties style:font-name="Comic Sans MS" style:font-size-complex="16pt"/>
    </style:style>
    <style:style style:name="P43" style:parent-style-name="Paragraphedeliste" style:list-style-name="LFO8" style:family="paragraph">
      <style:text-properties style:font-name="Comic Sans MS" style:font-size-complex="16pt"/>
    </style:style>
    <style:style style:name="P44" style:parent-style-name="Paragraphedeliste" style:list-style-name="LFO8" style:family="paragraph">
      <style:text-properties style:font-name="Comic Sans MS" style:font-size-complex="16pt"/>
    </style:style>
    <style:style style:name="P45" style:parent-style-name="Normal" style:family="paragraph">
      <style:text-properties style:font-name="Comic Sans MS" fo:color="#4F81BD" style:font-size-complex="16pt"/>
    </style:style>
    <style:style style:name="P46" style:parent-style-name="Paragraphedeliste" style:list-style-name="LFO11" style:family="paragraph">
      <style:text-properties style:font-name="Comic Sans MS" style:font-size-complex="16pt"/>
    </style:style>
    <style:style style:name="P47" style:parent-style-name="Paragraphedeliste" style:list-style-name="LFO11" style:family="paragraph">
      <style:text-properties style:font-name="Comic Sans MS" style:font-size-complex="16pt"/>
    </style:style>
    <style:style style:name="P48" style:parent-style-name="Paragraphedeliste" style:list-style-name="LFO11" style:family="paragraph">
      <style:text-properties style:font-name="Comic Sans MS" style:font-size-complex="16pt"/>
    </style:style>
    <style:style style:name="P49" style:parent-style-name="Normal" style:family="paragraph">
      <style:text-properties style:font-name="Comic Sans MS" style:font-size-complex="16pt"/>
    </style:style>
    <style:style style:name="P50" style:parent-style-name="Paragraphedeliste" style:family="paragraph">
      <style:text-properties style:font-name="Comic Sans MS" fo:color="#4F81BD" style:font-size-complex="16pt"/>
    </style:style>
    <style:style style:name="P51" style:parent-style-name="Paragraphedeliste" style:family="paragraph">
      <style:text-properties style:font-name="Comic Sans MS" style:font-size-complex="16pt"/>
    </style:style>
  </office:automatic-styles>
  <office:body>
    <office:text text:use-soft-page-breaks="true">
      <text:p text:style-name="P1">Projet Camping<text:s/></text:p>
      <text:list text:style-name="LFO1" text:continue-numbering="true">
        <text:list-item>
          <text:p text:style-name="P2">Préparation :<text:s/></text:p>
        </text:list-item>
      </text:list>
      <text:p text:style-name="P3">Rédaction de la NdC </text:p>
      <text:p text:style-name="Normal"><text:span text:style-name="T4">Objet :<text:s/></text:span><text:span text:style-name="T5">système de gestion de réservations dans un camping (logiciel, site web, application).</text:span></text:p>
      <text:p text:style-name="Normal"><text:span text:style-name="T6">Objectifs :<text:s/></text:span></text:p>
      <text:list text:style-name="LFO2" text:continue-numbering="true">
        <text:list-item>
          <text:p text:style-name="P7">Tenir à jour les différents services proposés par le camping</text:p>
        </text:list-item>
        <text:list-item>
          <text:p text:style-name="P8">Elargir la clientèle via la plateforme de réservation et le site web.</text:p>
        </text:list-item>
        <text:list-item>
          <text:p text:style-name="P9">Afficher les différentes statistiques sur les séjours et les réservations.<text:s/></text:p>
        </text:list-item>
      </text:list>
      <text:p text:style-name="P10">Acteurs :<text:s/></text:p>
      <text:list text:style-name="LFO4" text:continue-numbering="true">
        <text:list-item>
          <text:p text:style-name="P11">Clients du camping</text:p>
        </text:list-item>
        <text:list-item>
          <text:p text:style-name="P12"><text:span text:style-name="T13"> </text:span><text:span text:style-name="T14"><office:annotation office:name="0"><dc:creator>CORREIA Emmanuelle</dc:creator><dc:date>2016-11-16T11:20:00</dc:date><text:p text:style-name="Commentaire">Défini et limité</text:p></office:annotation>Le personnel du camping</text:span><text:span text:style-name="Marquedecommentaire"><office:annotation-end office:name="0"/></text:span></text:p>
        </text:list-item>
        <text:list-item>
          <text:p text:style-name="P15"><text:span text:style-name="T16"><office:annotation office:name="1"><dc:creator>CORREIA Emmanuelle</dc:creator><dc:date>2016-11-16T11:19:00</dc:date><text:p text:style-name="Commentaire">Pour les activités, les statistiques</text:p></office:annotation>Les partenaires<text:s/></text:span><text:span text:style-name="Marquedecommentaire"><office:annotation-end office:name="1"/></text:span></text:p>
        </text:list-item>
      </text:list>
      <text:p text:style-name="P17">Fonctionnalités :<text:s/></text:p>
      <text:list text:style-name="LFO5" text:continue-numbering="true">
        <text:list-item>
          <text:p text:style-name="P18">Ajouter, modifier, supprimer un emplacement</text:p>
        </text:list-item>
        <text:list-item>
          <text:p text:style-name="P19">Ajouter, modifier, supprimer un type d’emplacement</text:p>
        </text:list-item>
        <text:list-item>
          <text:p text:style-name="P20">Gestion du personnel par le Directeur</text:p>
          <text:list text:continue-numbering="true">
            <text:list-item>
              <text:p text:style-name="P21">Ajouter, modifier, supprimer un utilisateur</text:p>
            </text:list-item>
            <text:list-item>
              <text:p text:style-name="P22">Ajouter, modifier, supprimer un type d’utilisateur</text:p>
            </text:list-item>
          </text:list>
        </text:list-item>
        <text:list-item>
          <text:p text:style-name="P23">Présence d’un compte client</text:p>
          <text:list text:continue-numbering="true">
            <text:list-item>
              <text:p text:style-name="P24"><text:span text:style-name="T25"><office:annotation office:name="2"><dc:creator>CORREIA Emmanuelle</dc:creator><dc:date>2016-11-16T11:18:00</dc:date><text:p text:style-name="Commentaire">Infos client stockées durant la réservation<text:s/></text:p></office:annotation>Réserver un emplacement / Modifier ou annuler sa réservation<text:s/></text:span><text:span text:style-name="Marquedecommentaire"><office:annotation-end office:name="2"/></text:span></text:p>
              <text:list text:continue-numbering="true">
                <text:list-item>
                  <text:p text:style-name="P26">Choisir un type d’emplacement</text:p>
                </text:list-item>
              </text:list>
            </text:list-item>
            <text:list-item>
              <text:p text:style-name="P27">Choix des activités</text:p>
            </text:list-item>
          </text:list>
        </text:list-item>
        <text:list-item>
          <text:p text:style-name="P28"><text:span text:style-name="T29"><office:annotation office:name="3"><dc:creator>CORREIA Emmanuelle</dc:creator><dc:date>2016-11-16T11:24:00</dc:date><text:p text:style-name="Commentaire">Gestion des droits utilisateur / Types d’utilisateurs<text:s/></text:p></office:annotation>Chaque utilisateur a accès à des fonctionnalités définies sur le logiciel<text:s/></text:span><text:span text:style-name="Marquedecommentaire"><office:annotation-end office:name="3"/></text:span></text:p>
        </text:list-item>
      </text:list>
      <text:p text:style-name="P30"><text:span text:style-name="T31"><office:annotation office:name="4"><dc:creator>CORREIA Emmanuelle</dc:creator><dc:date>2016-11-16T11:21:00</dc:date><text:p text:style-name="Commentaire">Validation nécessaire du client</text:p></office:annotation>Fonctionnalités bonus possibles</text:span><text:span text:style-name="T32"> :<text:s/></text:span><text:span text:style-name="Marquedecommentaire"><office:annotation-end office:name="4"/></text:span></text:p>
      <text:list text:style-name="LFO7" text:continue-numbering="true">
        <text:list-item>
          <text:p text:style-name="P33">Payement de caution en ligne (via VISA, PAYPAL, …)<text:s/></text:p>
        </text:list-item>
      </text:list>
      <text:p text:style-name="Normal"><text:span text:style-name="T34"><office:annotation office:name="5"><dc:creator>CORREIA Emmanuelle</dc:creator><dc:date>2016-11-16T11:28:00</dc:date><text:p text:style-name="Commentaire">A collecter auprès du client</text:p></office:annotation>Collecte d’information requise :<text:s/></text:span><text:span text:style-name="T35"><office:annotation-end office:name="5"/></text:span></text:p>
      <text:list text:style-name="LFO7" text:continue-numbering="true">
        <text:list-item>
          <text:p text:style-name="P36">Quelles sont les infrastructures du Camping ?<text:s/></text:p>
        </text:list-item>
        <text:list-item>
          <text:p text:style-name="P37">Est-il possible d’instaurer un moyen de paiement de caution en ligne ?</text:p>
        </text:list-item>
        <text:list-item>
          <text:p text:style-name="P38">Rôle des partenaires : gestion ? publicité ? négociations ?<text:s/></text:p>
        </text:list-item>
        <text:list-item>
          <text:p text:style-name="P39">Environnement du Camping ? (forêt, plage ? -&gt; web design)<text:s/></text:p>
        </text:list-item>
        <text:list-item>
          <text:p text:style-name="P40">Site web responsive ou application Android/iOS ?</text:p>
        </text:list-item>
      </text:list>
      <text:soft-page-break/>
      <text:p text:style-name="P41">Priorités :<text:s/></text:p>
      <text:list text:style-name="LFO8" text:continue-numbering="true">
        <text:list-item>
          <text:p text:style-name="P42">Logiciel – IHM : partie administration, accès personnel du camping</text:p>
        </text:list-item>
        <text:list-item>
          <text:p text:style-name="P43">Site Web : accès administratif</text:p>
        </text:list-item>
        <text:list-item>
          <text:p text:style-name="P44">Site Web : accès client<text:s/></text:p>
        </text:list-item>
      </text:list>
      <text:p text:style-name="P45">Echéancier :<text:s/></text:p>
      <text:list text:style-name="LFO11" text:continue-numbering="true">
        <text:list-item>
          <text:p text:style-name="P46">Prévoir un semestre pour finaliser le projet</text:p>
        </text:list-item>
        <text:list-item>
          <text:p text:style-name="P47">La qualité sera mesurée par des tests du logiciel, ainsi que le feedback des différents utilisateurs</text:p>
        </text:list-item>
        <text:list-item>
          <text:p text:style-name="P48">La documentation comportera le cahier des charges, le manuel d’utilisation et une documentation technique<text:s/></text:p>
        </text:list-item>
      </text:list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REIA Emmanuelle</meta:initial-creator>
    <dc:creator>CORREIA Emmanuelle</dc:creator>
    <meta:creation-date>2016-11-16T10:11:00Z</meta:creation-date>
    <dc:date>2016-11-16T10:37:00Z</dc:date>
    <meta:template xlink:href="Normal.dotm" xlink:type="simple"/>
    <meta:editing-cycles>1</meta:editing-cycles>
    <meta:editing-duration>PT1560S</meta:editing-duration>
    <meta:document-statistic meta:page-count="2" meta:paragraph-count="3" meta:word-count="264" meta:character-count="1717" meta:row-count="12" meta:non-whitespace-character-count="1456"/>
  </office:meta>
</office:document-meta>
</file>